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빈_20_화면-notes">
      <style:graphic-properties draw:fill-color="#ffffff" fo:min-height="13.364cm"/>
    </style:style>
    <style:style style:name="co1" style:family="table-column">
      <style:table-column-properties style:column-width="6.773cm" style:use-optimal-column-width="false"/>
    </style:style>
    <style:style style:name="co2" style:family="table-column">
      <style:table-column-properties style:column-width="6.774cm" style:use-optimal-column-width="false"/>
    </style:style>
    <style:style style:name="ro1" style:family="table-row">
      <style:table-row-properties style:row-height="3.109cm"/>
    </style:style>
    <style:style style:name="ro2" style:family="table-row">
      <style:table-row-properties style:row-height="2.139cm"/>
    </style:style>
    <style:style style:name="ro3" style:family="table-row">
      <style:table-row-properties style:row-height="2.136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2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맑은 고딕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맑은 고딕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맑은 고딕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빈_20_화면">
        <draw:frame draw:name="표 2" draw:style-name="standard" draw:layer="layout" svg:width="33.865cm" svg:height="19.048cm" svg:x="0cm" svg:y="0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">OSI Model</text:span></text:p>
              </table:table-cell>
              <table:table-cell>
                <text:p text:style-name="P1"><text:span text:style-name="T1">Layer number</text:span></text:p>
              </table:table-cell>
              <table:table-cell>
                <text:p text:style-name="P1"><text:span text:style-name="T1">TCP/IP Layer</text:span></text:p>
              </table:table-cell>
              <table:table-cell>
                <text:p text:style-name="P1"><text:span text:style-name="T1">Other protocol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Alligator</text:span></text:p>
              </table:table-cell>
              <table:table-cell>
                <text:p text:style-name="P1"><text:span text:style-name="T3">Application</text:span></text:p>
              </table:table-cell>
              <table:table-cell table:number-rows-spanned="3">
                <text:p>L7(Firewall)</text:p>
              </table:table-cell>
              <table:table-cell table:number-rows-spanned="3">
                <text:p text:style-name="P1"><text:span text:style-name="T2">HTTP</text:span></text:p>
              </table:table-cell>
              <table:table-cell table:number-rows-spanned="3">
                <text:p text:style-name="P1"><text:span text:style-name="T3">SSH, FTP</text:span></text:p>
                <text:p text:style-name="P1"><text:span text:style-name="T3">Telnet</text:span></text:p>
                <text:p text:style-name="P1"><text:span text:style-name="T3">SMTP</text:span></text:p>
                <text:p text:style-name="P1"><text:span text:style-name="T3">POP3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2">Pet</text:span></text:p>
              </table:table-cell>
              <table:table-cell>
                <text:p text:style-name="P1"><text:span text:style-name="T3">Presentation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"><text:span text:style-name="T2">Steve’s </text:span></text:p>
              </table:table-cell>
              <table:table-cell>
                <text:p text:style-name="P1"><text:span text:style-name="T3">Session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1"><text:span text:style-name="T2">Touch</text:span></text:p>
              </table:table-cell>
              <table:table-cell>
                <text:p text:style-name="P1"><text:span text:style-name="T3">Transport</text:span></text:p>
              </table:table-cell>
              <table:table-cell>
                <text:p>L4(NAT)</text:p>
              </table:table-cell>
              <table:table-cell>
                <text:p text:style-name="P1"><text:span text:style-name="T2">TCP</text:span></text:p>
              </table:table-cell>
              <table:table-cell>
                <text:p text:style-name="P1"><text:span text:style-name="T3">UDP,SCTP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Not</text:span></text:p>
              </table:table-cell>
              <table:table-cell>
                <text:p text:style-name="P1"><text:span text:style-name="T3">Network</text:span></text:p>
              </table:table-cell>
              <table:table-cell>
                <text:p>L3(router)</text:p>
              </table:table-cell>
              <table:table-cell>
                <text:p text:style-name="P1"><text:span text:style-name="T2">IP</text:span></text:p>
              </table:table-cell>
              <table:table-cell>
                <text:p text:style-name="P1"><text:span text:style-name="T3">IPv6, ARP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2">Do</text:span></text:p>
              </table:table-cell>
              <table:table-cell>
                <text:p text:style-name="P1"><text:span text:style-name="T3">Data Link</text:span></text:p>
              </table:table-cell>
              <table:table-cell>
                <text:p>L2(switch)</text:p>
              </table:table-cell>
              <table:table-cell>
                <text:p text:style-name="P1"><text:span text:style-name="T2">Ethernet</text:span></text:p>
              </table:table-cell>
              <table:table-cell>
                <text:p text:style-name="P1"><text:span text:style-name="T3">HDLC</text:span></text:p>
                <text:p text:style-name="P1"><text:span text:style-name="T3">Frame Relay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Please</text:span></text:p>
              </table:table-cell>
              <table:table-cell>
                <text:p text:style-name="P1"><text:span text:style-name="T3">Physical</text:span></text:p>
              </table:table-cell>
              <table:table-cell>
                <text:p>L1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" fo:font-size="24pt" fo:language="en" fo:country="US" style:font-name-asian="Noto Sans CJK JP1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18pt" fo:font-style="normal" fo:text-shadow="none" style:text-underline-style="none" fo:font-weight="normal" style:letter-kerning="true" style:font-name-asian="Noto Sans CJK JP1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빈_20_화면-background" style:display-name="빈 화면-background" style:family="presentation">
      <style:graphic-properties draw:stroke="none" draw:fill="solid" draw:fill-color="#ffffff"/>
      <style:text-properties style:letter-kerning="true"/>
    </style:style>
    <style:style style:name="빈_20_화면-backgroundobjects" style:display-name="빈 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-notes" style:display-name="빈 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-outline1" style:display-name="빈 화면-outline1" style:family="presentation">
      <style:graphic-properties draw:stroke="none" draw:fill="none" draw:auto-grow-height="false" draw:fit-to-size="shrink-to-fit" style:shrink-to-fit="true">
        <text:list-style style:name="빈_20_화면-outline1" style:display-name="빈 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28pt" fo:letter-spacing="normal" fo:language="ko" fo:country="KR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outline2" style:display-name="빈 화면-outline2" style:family="presentation" style:parent-style-name="빈_20_화면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3" style:display-name="빈 화면-outline3" style:family="presentation" style:parent-style-name="빈_20_화면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빈_20_화면-outline4" style:display-name="빈 화면-outline4" style:family="presentation" style:parent-style-name="빈_20_화면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빈_20_화면-outline5" style:display-name="빈 화면-outline5" style:family="presentation" style:parent-style-name="빈_20_화면-outline4">
      <style:paragraph-properties fo:margin-top="0.1cm" fo:margin-bottom="0cm"/>
      <style:text-properties fo:font-size="20pt" style:font-size-asian="20pt" style:font-size-complex="20pt"/>
    </style:style>
    <style:style style:name="빈_20_화면-outline6" style:display-name="빈 화면-outline6" style:family="presentation" style:parent-style-name="빈_20_화면-outline5">
      <style:paragraph-properties fo:margin-top="0.1cm" fo:margin-bottom="0cm"/>
      <style:text-properties fo:font-size="20pt" style:font-size-asian="20pt" style:font-size-complex="20pt"/>
    </style:style>
    <style:style style:name="빈_20_화면-outline7" style:display-name="빈 화면-outline7" style:family="presentation" style:parent-style-name="빈_20_화면-outline6">
      <style:paragraph-properties fo:margin-top="0.1cm" fo:margin-bottom="0cm"/>
      <style:text-properties fo:font-size="20pt" style:font-size-asian="20pt" style:font-size-complex="20pt"/>
    </style:style>
    <style:style style:name="빈_20_화면-outline8" style:display-name="빈 화면-outline8" style:family="presentation" style:parent-style-name="빈_20_화면-outline7">
      <style:paragraph-properties fo:margin-top="0.1cm" fo:margin-bottom="0cm"/>
      <style:text-properties fo:font-size="20pt" style:font-size-asian="20pt" style:font-size-complex="20pt"/>
    </style:style>
    <style:style style:name="빈_20_화면-outline9" style:display-name="빈 화면-outline9" style:family="presentation" style:parent-style-name="빈_20_화면-outline8">
      <style:paragraph-properties fo:margin-top="0.1cm" fo:margin-bottom="0cm"/>
      <style:text-properties fo:font-size="20pt" style:font-size-asian="20pt" style:font-size-complex="20pt"/>
    </style:style>
    <style:style style:name="빈_20_화면-subtitle" style:display-name="빈 화면-subtitle" style:family="presentation">
      <style:graphic-properties draw:stroke="none" draw:fill="none" draw:textarea-vertical-align="middle">
        <text:list-style style:name="빈_20_화면-subtitle" style:display-name="빈 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-title" style:display-name="빈 화면-title" style:family="presentation">
      <style:graphic-properties draw:stroke="none" draw:fill="none" draw:textarea-vertical-align="middle">
        <text:list-style style:name="빈_20_화면-title" style:display-name="빈 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빈_20_화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빈_20_화면-backgroundobjects">
      <style:graphic-properties draw:stroke="none" draw:fill="none" draw:fill-color="#ffffff" draw:auto-grow-height="false" fo:min-height="1.485cm"/>
    </style:style>
    <style:style style:name="Mpr3" style:family="presentation" style:parent-style-name="빈_20_화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빈_20_화면" style:display-name="빈 화면" style:page-layout-name="PM1" draw:style-name="Mdp1">
      <draw:frame draw:name="날짜 개체 틀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20-07-21">7/21/20</text:date></text:span></text:p>
        </draw:text-box>
      </draw:frame>
      <draw:frame draw:name="바닥글 개체 틀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숫자&gt;</text:page-number></text:span></text:p>
        </draw:text-box>
      </draw:frame>
      <presentation:notes style:page-layout-name="PM0">
        <draw:page-thumbnail presentation:style-name="빈_20_화면-title" draw:layer="backgroundobjects" svg:width="19.798cm" svg:height="11.136cm" svg:x="0.6cm" svg:y="2.257cm" presentation:class="page"/>
        <draw:frame presentation:style-name="빈_20_화면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석지원(사이버보안전공)</meta:initial-creator>
    <meta:editing-cycles>7</meta:editing-cycles>
    <meta:creation-date>2020-07-12T11:01:27</meta:creation-date>
    <dc:date>2020-07-21T19:29:37.287326567</dc:date>
    <meta:editing-duration>PT52M22S</meta:editing-duration>
    <meta:generator>LibreOffice/6.0.7.3$Linux_X86_64 LibreOffice_project/00m0$Build-3</meta:generator>
    <meta:document-statistic meta:object-count="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와이드스크린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